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6.2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Bas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ede</text:p>
          </table:table-cell>
          <table:table-cell office:value-type="string">
            <text:p>Gateway</text:p>
          </table:table-cell>
          <table:table-cell office:value-type="string">
            <text:p>Red</text:p>
          </table:table-cell>
          <table:table-cell office:value-type="string">
            <text:p>Octeto wildcard</text:p>
          </table:table-cell>
          <table:table-cell office:value-type="string">
            <text:p>Octeto máscara</text:p>
          </table:table-cell>
          <table:table-cell office:value-type="string">
            <text:p>Sentencia ruteo</text:p>
          </table:table-cell>
        </table:table-row>
        <table:table-row table:style-name="ro2">
          <table:table-cell office:value-type="string">
            <text:p>Abajo</text:p>
          </table:table-cell>
          <table:table-cell/>
          <table:table-cell office:value-type="string">
            <text:p>10.11.22.0</text:p>
          </table:table-cell>
          <table:table-cell office:value-type="float" office:value="255">
            <text:p>255</text:p>
          </table:table-cell>
          <table:table-cell table:formula="of:=255-[.D2]" office:value-type="float" office:value="0">
            <text:p>0</text:p>
          </table:table-cell>
          <table:table-cell table:formula="of:=CONCATENATE(&quot;ip route &quot;;[.C2];&quot; 255.255.255.0 &quot;;[.B2])" office:value-type="string" office:string-value="ip route 10.11.22.0 255.255.255.0 ">
            <text:p>ip route 10.11.22.0 255.255.255.0 </text:p>
          </table:table-cell>
        </table:table-row>
        <table:table-row table:style-name="ro2">
          <table:table-cell office:value-type="string">
            <text:p>Arriba</text:p>
          </table:table-cell>
          <table:table-cell/>
          <table:table-cell office:value-type="string">
            <text:p>10.11.23.0</text:p>
          </table:table-cell>
          <table:table-cell office:value-type="float" office:value="255">
            <text:p>255</text:p>
          </table:table-cell>
          <table:table-cell table:formula="of:=255-[.D3]" office:value-type="float" office:value="0">
            <text:p>0</text:p>
          </table:table-cell>
          <table:table-cell table:formula="of:=CONCATENATE(&quot;ip route &quot;;[.C3];&quot; 255.255.255.0 &quot;;[.B3])" office:value-type="string" office:string-value="ip route 10.11.23.0 255.255.255.0 ">
            <text:p>ip route 10.11.23.0 255.255.255.0 </text:p>
          </table:table-cell>
        </table:table-row>
        <table:table-row table:style-name="ro2">
          <table:table-cell/>
          <table:table-cell/>
          <table:table-cell office:value-type="string">
            <text:p>10.134.1.0</text:p>
          </table:table-cell>
          <table:table-cell office:value-type="float" office:value="255">
            <text:p>255</text:p>
          </table:table-cell>
          <table:table-cell table:formula="of:=255-[.D4]" office:value-type="float" office:value="0">
            <text:p>0</text:p>
          </table:table-cell>
          <table:table-cell table:formula="of:=CONCATENATE(&quot;ip route &quot;;[.C4];&quot; 255.255.255.0 &quot;;[.B4])" office:value-type="string" office:string-value="ip route 10.134.1.0 255.255.255.0 ">
            <text:p>ip route 10.134.1.0 255.255.255.0 </text:p>
          </table:table-cell>
        </table:table-row>
        <table:table-row table:style-name="ro2">
          <table:table-cell/>
          <table:table-cell/>
          <table:table-cell office:value-type="string">
            <text:p>10.134.13.128</text:p>
          </table:table-cell>
          <table:table-cell office:value-type="float" office:value="31">
            <text:p>31</text:p>
          </table:table-cell>
          <table:table-cell table:formula="of:=255-[.D5]" office:value-type="float" office:value="224">
            <text:p>224</text:p>
          </table:table-cell>
          <table:table-cell table:formula="of:=CONCATENATE(&quot;ip route &quot;;[.C5];&quot; 255.255.255.0 &quot;;[.B5])" office:value-type="string" office:string-value="ip route 10.134.13.128 255.255.255.0 ">
            <text:p>ip route 10.134.13.128 255.255.255.0 </text:p>
          </table:table-cell>
        </table:table-row>
        <table:table-row table:style-name="ro2">
          <table:table-cell office:value-type="string">
            <text:p>Abajo</text:p>
          </table:table-cell>
          <table:table-cell/>
          <table:table-cell office:value-type="string">
            <text:p>10.134.13.160</text:p>
          </table:table-cell>
          <table:table-cell office:value-type="float" office:value="31">
            <text:p>31</text:p>
          </table:table-cell>
          <table:table-cell table:formula="of:=255-[.D6]" office:value-type="float" office:value="224">
            <text:p>224</text:p>
          </table:table-cell>
          <table:table-cell table:formula="of:=CONCATENATE(&quot;ip route &quot;;[.C6];&quot; 255.255.255.0 &quot;;[.B6])" office:value-type="string" office:string-value="ip route 10.134.13.160 255.255.255.0 ">
            <text:p>ip route 10.134.13.160 255.255.255.0 </text:p>
          </table:table-cell>
        </table:table-row>
        <table:table-row table:style-name="ro2">
          <table:table-cell/>
          <table:table-cell/>
          <table:table-cell office:value-type="string">
            <text:p>10.134.13.28</text:p>
          </table:table-cell>
          <table:table-cell office:value-type="float" office:value="3">
            <text:p>3</text:p>
          </table:table-cell>
          <table:table-cell table:formula="of:=255-[.D7]" office:value-type="float" office:value="252">
            <text:p>252</text:p>
          </table:table-cell>
          <table:table-cell table:formula="of:=CONCATENATE(&quot;ip route &quot;;[.C7];&quot; 255.255.255.0 &quot;;[.B7])" office:value-type="string" office:string-value="ip route 10.134.13.28 255.255.255.0 ">
            <text:p>ip route 10.134.13.28 255.255.255.0 </text:p>
          </table:table-cell>
        </table:table-row>
        <table:table-row table:style-name="ro2">
          <table:table-cell/>
          <table:table-cell/>
          <table:table-cell office:value-type="string">
            <text:p>10.134.13.32</text:p>
          </table:table-cell>
          <table:table-cell office:value-type="float" office:value="3">
            <text:p>3</text:p>
          </table:table-cell>
          <table:table-cell table:formula="of:=255-[.D8]" office:value-type="float" office:value="252">
            <text:p>252</text:p>
          </table:table-cell>
          <table:table-cell table:formula="of:=CONCATENATE(&quot;ip route &quot;;[.C8];&quot; 255.255.255.0 &quot;;[.B8])" office:value-type="string" office:string-value="ip route 10.134.13.32 255.255.255.0 ">
            <text:p>ip route 10.134.13.32 255.255.255.0 </text:p>
          </table:table-cell>
        </table:table-row>
        <table:table-row table:style-name="ro2">
          <table:table-cell/>
          <table:table-cell/>
          <table:table-cell office:value-type="string">
            <text:p>10.134.13.36</text:p>
          </table:table-cell>
          <table:table-cell office:value-type="float" office:value="3">
            <text:p>3</text:p>
          </table:table-cell>
          <table:table-cell table:formula="of:=255-[.D9]" office:value-type="float" office:value="252">
            <text:p>252</text:p>
          </table:table-cell>
          <table:table-cell table:formula="of:=CONCATENATE(&quot;ip route &quot;;[.C9];&quot; 255.255.255.0 &quot;;[.B9])" office:value-type="string" office:string-value="ip route 10.134.13.36 255.255.255.0 ">
            <text:p>ip route 10.134.13.36 255.255.255.0 </text:p>
          </table:table-cell>
        </table:table-row>
        <table:table-row table:style-name="ro2">
          <table:table-cell/>
          <table:table-cell/>
          <table:table-cell office:value-type="string">
            <text:p>10.134.13.40</text:p>
          </table:table-cell>
          <table:table-cell office:value-type="float" office:value="3">
            <text:p>3</text:p>
          </table:table-cell>
          <table:table-cell table:formula="of:=255-[.D10]" office:value-type="float" office:value="252">
            <text:p>252</text:p>
          </table:table-cell>
          <table:table-cell table:formula="of:=CONCATENATE(&quot;ip route &quot;;[.C10];&quot; 255.255.255.0 &quot;;[.B10])" office:value-type="string" office:string-value="ip route 10.134.13.40 255.255.255.0 ">
            <text:p>ip route 10.134.13.40 255.255.255.0 </text:p>
          </table:table-cell>
        </table:table-row>
        <table:table-row table:style-name="ro2">
          <table:table-cell/>
          <table:table-cell/>
          <table:table-cell office:value-type="string">
            <text:p>10.134.13.44</text:p>
          </table:table-cell>
          <table:table-cell office:value-type="float" office:value="3">
            <text:p>3</text:p>
          </table:table-cell>
          <table:table-cell table:formula="of:=255-[.D11]" office:value-type="float" office:value="252">
            <text:p>252</text:p>
          </table:table-cell>
          <table:table-cell table:formula="of:=CONCATENATE(&quot;ip route &quot;;[.C11];&quot; 255.255.255.0 &quot;;[.B11])" office:value-type="string" office:string-value="ip route 10.134.13.44 255.255.255.0 ">
            <text:p>ip route 10.134.13.44 255.255.255.0 </text:p>
          </table:table-cell>
        </table:table-row>
        <table:table-row table:style-name="ro2">
          <table:table-cell office:value-type="string">
            <text:p>Abajo</text:p>
          </table:table-cell>
          <table:table-cell/>
          <table:table-cell office:value-type="string">
            <text:p>10.134.13.48</text:p>
          </table:table-cell>
          <table:table-cell office:value-type="float" office:value="15">
            <text:p>15</text:p>
          </table:table-cell>
          <table:table-cell table:formula="of:=255-[.D12]" office:value-type="float" office:value="240">
            <text:p>240</text:p>
          </table:table-cell>
          <table:table-cell table:formula="of:=CONCATENATE(&quot;ip route &quot;;[.C12];&quot; 255.255.255.0 &quot;;[.B12])" office:value-type="string" office:string-value="ip route 10.134.13.48 255.255.255.0 ">
            <text:p>ip route 10.134.13.48 255.255.255.0 </text:p>
          </table:table-cell>
        </table:table-row>
        <table:table-row table:style-name="ro2">
          <table:table-cell office:value-type="string">
            <text:p>Arriba</text:p>
          </table:table-cell>
          <table:table-cell/>
          <table:table-cell office:value-type="string">
            <text:p>10.134.13.64</text:p>
          </table:table-cell>
          <table:table-cell office:value-type="float" office:value="31">
            <text:p>31</text:p>
          </table:table-cell>
          <table:table-cell table:formula="of:=255-[.D13]" office:value-type="float" office:value="224">
            <text:p>224</text:p>
          </table:table-cell>
          <table:table-cell table:formula="of:=CONCATENATE(&quot;ip route &quot;;[.C13];&quot; 255.255.255.0 &quot;;[.B13])" office:value-type="string" office:string-value="ip route 10.134.13.64 255.255.255.0 ">
            <text:p>ip route 10.134.13.64 255.255.255.0 </text:p>
          </table:table-cell>
        </table:table-row>
        <table:table-row table:style-name="ro2">
          <table:table-cell/>
          <table:table-cell/>
          <table:table-cell office:value-type="string">
            <text:p>10.134.13.96</text:p>
          </table:table-cell>
          <table:table-cell office:value-type="float" office:value="31">
            <text:p>31</text:p>
          </table:table-cell>
          <table:table-cell table:formula="of:=255-[.D14]" office:value-type="float" office:value="224">
            <text:p>224</text:p>
          </table:table-cell>
          <table:table-cell table:formula="of:=CONCATENATE(&quot;ip route &quot;;[.C14];&quot; 255.255.255.0 &quot;;[.B14])" office:value-type="string" office:string-value="ip route 10.134.13.96 255.255.255.0 ">
            <text:p>ip route 10.134.13.96 255.255.255.0 </text:p>
          </table:table-cell>
        </table:table-row>
        <table:table-row table:style-name="ro2">
          <table:table-cell/>
          <table:table-cell/>
          <table:table-cell office:value-type="string">
            <text:p>10.134.5.128</text:p>
          </table:table-cell>
          <table:table-cell office:value-type="float" office:value="127">
            <text:p>127</text:p>
          </table:table-cell>
          <table:table-cell table:formula="of:=255-[.D15]" office:value-type="float" office:value="128">
            <text:p>128</text:p>
          </table:table-cell>
          <table:table-cell table:formula="of:=CONCATENATE(&quot;ip route &quot;;[.C15];&quot; 255.255.255.0 &quot;;[.B15])" office:value-type="string" office:string-value="ip route 10.134.5.128 255.255.255.0 ">
            <text:p>ip route 10.134.5.128 255.255.255.0 </text:p>
          </table:table-cell>
        </table:table-row>
        <table:table-row table:style-name="ro2">
          <table:table-cell office:value-type="string">
            <text:p>Abajo</text:p>
          </table:table-cell>
          <table:table-cell/>
          <table:table-cell office:value-type="string">
            <text:p>10.9.12.192</text:p>
          </table:table-cell>
          <table:table-cell office:value-type="float" office:value="63">
            <text:p>63</text:p>
          </table:table-cell>
          <table:table-cell table:formula="of:=255-[.D16]" office:value-type="float" office:value="192">
            <text:p>192</text:p>
          </table:table-cell>
          <table:table-cell table:formula="of:=CONCATENATE(&quot;ip route &quot;;[.C16];&quot; 255.255.255.0 &quot;;[.B16])" office:value-type="string" office:string-value="ip route 10.9.12.192 255.255.255.0 ">
            <text:p>ip route 10.9.12.192 255.255.255.0 </text:p>
          </table:table-cell>
        </table:table-row>
        <table:table-row table:style-name="ro2">
          <table:table-cell/>
          <table:table-cell/>
          <table:table-cell office:value-type="string">
            <text:p>137.43.1.0</text:p>
          </table:table-cell>
          <table:table-cell office:value-type="float" office:value="3">
            <text:p>3</text:p>
          </table:table-cell>
          <table:table-cell table:formula="of:=255-[.D17]" office:value-type="float" office:value="252">
            <text:p>252</text:p>
          </table:table-cell>
          <table:table-cell table:formula="of:=CONCATENATE(&quot;ip route &quot;;[.C17];&quot; 255.255.255.0 &quot;;[.B17])" office:value-type="string" office:string-value="ip route 137.43.1.0 255.255.255.0 ">
            <text:p>ip route 137.43.1.0 255.255.255.0 </text:p>
          </table:table-cell>
        </table:table-row>
        <table:table-row table:style-name="ro2">
          <table:table-cell/>
          <table:table-cell/>
          <table:table-cell office:value-type="string">
            <text:p>137.43.1.4</text:p>
          </table:table-cell>
          <table:table-cell office:value-type="float" office:value="3">
            <text:p>3</text:p>
          </table:table-cell>
          <table:table-cell table:formula="of:=255-[.D18]" office:value-type="float" office:value="252">
            <text:p>252</text:p>
          </table:table-cell>
          <table:table-cell table:formula="of:=CONCATENATE(&quot;ip route &quot;;[.C18];&quot; 255.255.255.0 &quot;;[.B18])" office:value-type="string" office:string-value="ip route 137.43.1.4 255.255.255.0 ">
            <text:p>ip route 137.43.1.4 255.255.255.0 </text:p>
          </table:table-cell>
        </table:table-row>
        <table:table-row table:style-name="ro2">
          <table:table-cell/>
          <table:table-cell/>
          <table:table-cell office:value-type="string">
            <text:p>137.43.1.8</text:p>
          </table:table-cell>
          <table:table-cell office:value-type="float" office:value="3">
            <text:p>3</text:p>
          </table:table-cell>
          <table:table-cell table:formula="of:=255-[.D19]" office:value-type="float" office:value="252">
            <text:p>252</text:p>
          </table:table-cell>
          <table:table-cell table:formula="of:=CONCATENATE(&quot;ip route &quot;;[.C19];&quot; 255.255.255.0 &quot;;[.B19])" office:value-type="string" office:string-value="ip route 137.43.1.8 255.255.255.0 ">
            <text:p>ip route 137.43.1.8 255.255.255.0 </text:p>
          </table:table-cell>
        </table:table-row>
        <table:table-row table:style-name="ro2">
          <table:table-cell/>
          <table:table-cell table:style-name="ce1"/>
          <table:table-cell office:value-type="string">
            <text:p>172.13.1.192</text:p>
          </table:table-cell>
          <table:table-cell office:value-type="float" office:value="3">
            <text:p>3</text:p>
          </table:table-cell>
          <table:table-cell table:formula="of:=255-[.D20]" office:value-type="float" office:value="252">
            <text:p>252</text:p>
          </table:table-cell>
          <table:table-cell table:formula="of:=CONCATENATE(&quot;ip route &quot;;[.C20];&quot; 255.255.255.0 &quot;;[.B20])" office:value-type="string" office:string-value="ip route 172.13.1.192 255.255.255.0 ">
            <text:p>ip route 172.13.1.192 255.255.255.0 </text:p>
          </table:table-cell>
        </table:table-row>
        <table:table-row table:style-name="ro2">
          <table:table-cell/>
          <table:table-cell/>
          <table:table-cell office:value-type="string">
            <text:p>172.13.1.196</text:p>
          </table:table-cell>
          <table:table-cell office:value-type="float" office:value="3">
            <text:p>3</text:p>
          </table:table-cell>
          <table:table-cell table:formula="of:=255-[.D21]" office:value-type="float" office:value="252">
            <text:p>252</text:p>
          </table:table-cell>
          <table:table-cell table:formula="of:=CONCATENATE(&quot;ip route &quot;;[.C21];&quot; 255.255.255.0 &quot;;[.B21])" office:value-type="string" office:string-value="ip route 172.13.1.196 255.255.255.0 ">
            <text:p>ip route 172.13.1.196 255.255.255.0 </text:p>
          </table:table-cell>
        </table:table-row>
        <table:table-row table:style-name="ro2">
          <table:table-cell/>
          <table:table-cell/>
          <table:table-cell office:value-type="string">
            <text:p>172.13.1.200</text:p>
          </table:table-cell>
          <table:table-cell office:value-type="float" office:value="3">
            <text:p>3</text:p>
          </table:table-cell>
          <table:table-cell table:formula="of:=255-[.D22]" office:value-type="float" office:value="252">
            <text:p>252</text:p>
          </table:table-cell>
          <table:table-cell table:formula="of:=CONCATENATE(&quot;ip route &quot;;[.C22];&quot; 255.255.255.0 &quot;;[.B22])" office:value-type="string" office:string-value="ip route 172.13.1.200 255.255.255.0 ">
            <text:p>ip route 172.13.1.200 255.255.255.0 </text:p>
          </table:table-cell>
        </table:table-row>
        <table:table-row table:style-name="ro2">
          <table:table-cell office:value-type="string">
            <text:p>Arriba</text:p>
          </table:table-cell>
          <table:table-cell/>
          <table:table-cell office:value-type="string">
            <text:p>192.168.53.0</text:p>
          </table:table-cell>
          <table:table-cell office:value-type="float" office:value="255">
            <text:p>255</text:p>
          </table:table-cell>
          <table:table-cell table:formula="of:=255-[.D23]" office:value-type="float" office:value="0">
            <text:p>0</text:p>
          </table:table-cell>
          <table:table-cell table:formula="of:=CONCATENATE(&quot;ip route &quot;;[.C23];&quot; 255.255.255.0 &quot;;[.B23])" office:value-type="string" office:string-value="ip route 192.168.53.0 255.255.255.0 ">
            <text:p>ip route 192.168.53.0 255.255.255.0 </text:p>
          </table:table-cell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7" table:style-name="ta1">
        <table:table-column table:style-name="co6" table:number-columns-repeated="6" table:default-cell-style-name="Default"/>
        <table:table-row table:style-name="ro1">
          <table:table-cell office:value-type="string">
            <text:p>Sede</text:p>
          </table:table-cell>
          <table:table-cell office:value-type="string">
            <text:p>Gateway</text:p>
          </table:table-cell>
          <table:table-cell office:value-type="string">
            <text:p>Red</text:p>
          </table:table-cell>
          <table:table-cell office:value-type="string">
            <text:p>Octeto wildcard</text:p>
          </table:table-cell>
          <table:table-cell office:value-type="string">
            <text:p>Octeto máscara</text:p>
          </table:table-cell>
          <table:table-cell office:value-type="string">
            <text:p>Sentencia ruteo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72.13.1.202</text:p>
          </table:table-cell>
          <table:table-cell office:value-type="string">
            <text:p>10.11.22.0</text:p>
          </table:table-cell>
          <table:table-cell office:value-type="float" office:value="255">
            <text:p>255</text:p>
          </table:table-cell>
          <table:table-cell table:formula="of:=255-[.D2]" office:value-type="float" office:value="0">
            <text:p>0</text:p>
          </table:table-cell>
          <table:table-cell table:formula="of:=CONCATENATE(&quot;ip route &quot;;[.C2];&quot; 255.255.255.0 &quot;;[.B2])" office:value-type="string" office:string-value="ip route 10.11.22.0 255.255.255.0 172.13.1.202">
            <text:p>ip route 10.11.22.0 255.255.255.0 172.13.1.202</text:p>
          </table:table-cell>
        </table:table-row>
        <table:table-row table:style-name="ro2">
          <table:table-cell office:value-type="string">
            <text:p>Arriba</text:p>
          </table:table-cell>
          <table:table-cell office:value-type="string">
            <text:p>10.134.13.45</text:p>
          </table:table-cell>
          <table:table-cell office:value-type="string">
            <text:p>10.11.23.0</text:p>
          </table:table-cell>
          <table:table-cell office:value-type="float" office:value="255">
            <text:p>255</text:p>
          </table:table-cell>
          <table:table-cell table:formula="of:=255-[.D3]" office:value-type="float" office:value="0">
            <text:p>0</text:p>
          </table:table-cell>
          <table:table-cell table:formula="of:=CONCATENATE(&quot;ip route &quot;;[.C3];&quot; 255.255.255.0 &quot;;[.B3])" office:value-type="string" office:string-value="ip route 10.11.23.0 255.255.255.0 10.134.13.45">
            <text:p>ip route 10.11.23.0 255.255.255.0 10.134.13.45</text:p>
          </table:table-cell>
        </table:table-row>
        <table:table-row table:style-name="ro2">
          <table:table-cell/>
          <table:table-cell/>
          <table:table-cell office:value-type="string">
            <text:p>10.134.1.0</text:p>
          </table:table-cell>
          <table:table-cell office:value-type="float" office:value="255">
            <text:p>255</text:p>
          </table:table-cell>
          <table:table-cell table:formula="of:=255-[.D4]" office:value-type="float" office:value="0">
            <text:p>0</text:p>
          </table:table-cell>
          <table:table-cell table:formula="of:=CONCATENATE(&quot;ip route &quot;;[.C4];&quot; 255.255.255.0 &quot;;[.B4])" office:value-type="string" office:string-value="ip route 10.134.1.0 255.255.255.0 ">
            <text:p>ip route 10.134.1.0 255.255.255.0 </text:p>
          </table:table-cell>
        </table:table-row>
        <table:table-row table:style-name="ro2">
          <table:table-cell/>
          <table:table-cell/>
          <table:table-cell office:value-type="string">
            <text:p>10.134.13.128</text:p>
          </table:table-cell>
          <table:table-cell office:value-type="float" office:value="31">
            <text:p>31</text:p>
          </table:table-cell>
          <table:table-cell table:formula="of:=255-[.D5]" office:value-type="float" office:value="224">
            <text:p>224</text:p>
          </table:table-cell>
          <table:table-cell table:formula="of:=CONCATENATE(&quot;ip route &quot;;[.C5];&quot; 255.255.255.0 &quot;;[.B5])" office:value-type="string" office:string-value="ip route 10.134.13.128 255.255.255.0 ">
            <text:p>ip route 10.134.13.128 255.255.255.0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72.13.1.202</text:p>
          </table:table-cell>
          <table:table-cell office:value-type="string">
            <text:p>10.134.13.160</text:p>
          </table:table-cell>
          <table:table-cell office:value-type="float" office:value="31">
            <text:p>31</text:p>
          </table:table-cell>
          <table:table-cell table:formula="of:=255-[.D6]" office:value-type="float" office:value="224">
            <text:p>224</text:p>
          </table:table-cell>
          <table:table-cell table:formula="of:=CONCATENATE(&quot;ip route &quot;;[.C6];&quot; 255.255.255.0 &quot;;[.B6])" office:value-type="string" office:string-value="ip route 10.134.13.160 255.255.255.0 172.13.1.202">
            <text:p>ip route 10.134.13.160 255.255.255.0 172.13.1.202</text:p>
          </table:table-cell>
        </table:table-row>
        <table:table-row table:style-name="ro2">
          <table:table-cell/>
          <table:table-cell/>
          <table:table-cell office:value-type="string">
            <text:p>10.134.13.28</text:p>
          </table:table-cell>
          <table:table-cell office:value-type="float" office:value="3">
            <text:p>3</text:p>
          </table:table-cell>
          <table:table-cell table:formula="of:=255-[.D7]" office:value-type="float" office:value="252">
            <text:p>252</text:p>
          </table:table-cell>
          <table:table-cell table:formula="of:=CONCATENATE(&quot;ip route &quot;;[.C7];&quot; 255.255.255.0 &quot;;[.B7])" office:value-type="string" office:string-value="ip route 10.134.13.28 255.255.255.0 ">
            <text:p>ip route 10.134.13.28 255.255.255.0 </text:p>
          </table:table-cell>
        </table:table-row>
        <table:table-row table:style-name="ro2">
          <table:table-cell/>
          <table:table-cell/>
          <table:table-cell office:value-type="string">
            <text:p>10.134.13.32</text:p>
          </table:table-cell>
          <table:table-cell office:value-type="float" office:value="3">
            <text:p>3</text:p>
          </table:table-cell>
          <table:table-cell table:formula="of:=255-[.D8]" office:value-type="float" office:value="252">
            <text:p>252</text:p>
          </table:table-cell>
          <table:table-cell table:formula="of:=CONCATENATE(&quot;ip route &quot;;[.C8];&quot; 255.255.255.0 &quot;;[.B8])" office:value-type="string" office:string-value="ip route 10.134.13.32 255.255.255.0 ">
            <text:p>ip route 10.134.13.32 255.255.255.0 </text:p>
          </table:table-cell>
        </table:table-row>
        <table:table-row table:style-name="ro2">
          <table:table-cell/>
          <table:table-cell/>
          <table:table-cell office:value-type="string">
            <text:p>10.134.13.36</text:p>
          </table:table-cell>
          <table:table-cell office:value-type="float" office:value="3">
            <text:p>3</text:p>
          </table:table-cell>
          <table:table-cell table:formula="of:=255-[.D9]" office:value-type="float" office:value="252">
            <text:p>252</text:p>
          </table:table-cell>
          <table:table-cell table:formula="of:=CONCATENATE(&quot;ip route &quot;;[.C9];&quot; 255.255.255.0 &quot;;[.B9])" office:value-type="string" office:string-value="ip route 10.134.13.36 255.255.255.0 ">
            <text:p>ip route 10.134.13.36 255.255.255.0 </text:p>
          </table:table-cell>
        </table:table-row>
        <table:table-row table:style-name="ro2">
          <table:table-cell/>
          <table:table-cell/>
          <table:table-cell office:value-type="string">
            <text:p>10.134.13.40</text:p>
          </table:table-cell>
          <table:table-cell office:value-type="float" office:value="3">
            <text:p>3</text:p>
          </table:table-cell>
          <table:table-cell table:formula="of:=255-[.D10]" office:value-type="float" office:value="252">
            <text:p>252</text:p>
          </table:table-cell>
          <table:table-cell table:formula="of:=CONCATENATE(&quot;ip route &quot;;[.C10];&quot; 255.255.255.0 &quot;;[.B10])" office:value-type="string" office:string-value="ip route 10.134.13.40 255.255.255.0 ">
            <text:p>ip route 10.134.13.40 255.255.255.0 </text:p>
          </table:table-cell>
        </table:table-row>
        <table:table-row table:style-name="ro2">
          <table:table-cell/>
          <table:table-cell/>
          <table:table-cell office:value-type="string">
            <text:p>10.134.13.44</text:p>
          </table:table-cell>
          <table:table-cell office:value-type="float" office:value="3">
            <text:p>3</text:p>
          </table:table-cell>
          <table:table-cell table:style-name="ce2" table:formula="of:=255-[.D11]" office:value-type="float" office:value="252">
            <text:p>252</text:p>
          </table:table-cell>
          <table:table-cell table:formula="of:=CONCATENATE(&quot;ip route &quot;;[.C11];&quot; 255.255.255.0 &quot;;[.B11])" office:value-type="string" office:string-value="ip route 10.134.13.44 255.255.255.0 ">
            <text:p>ip route 10.134.13.44 255.255.255.0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72.13.1.202</text:p>
          </table:table-cell>
          <table:table-cell office:value-type="string">
            <text:p>10.134.13.48</text:p>
          </table:table-cell>
          <table:table-cell office:value-type="float" office:value="15">
            <text:p>15</text:p>
          </table:table-cell>
          <table:table-cell table:formula="of:=255-[.D12]" office:value-type="float" office:value="240">
            <text:p>240</text:p>
          </table:table-cell>
          <table:table-cell table:formula="of:=CONCATENATE(&quot;ip route &quot;;[.C12];&quot; 255.255.255.0 &quot;;[.B12])" office:value-type="string" office:string-value="ip route 10.134.13.48 255.255.255.0 172.13.1.202">
            <text:p>ip route 10.134.13.48 255.255.255.0 172.13.1.202</text:p>
          </table:table-cell>
        </table:table-row>
        <table:table-row table:style-name="ro2">
          <table:table-cell office:value-type="string">
            <text:p>Arriba</text:p>
          </table:table-cell>
          <table:table-cell office:value-type="string">
            <text:p>10.134.13.45</text:p>
          </table:table-cell>
          <table:table-cell office:value-type="string">
            <text:p>10.134.13.64</text:p>
          </table:table-cell>
          <table:table-cell office:value-type="float" office:value="31">
            <text:p>31</text:p>
          </table:table-cell>
          <table:table-cell table:formula="of:=255-[.D13]" office:value-type="float" office:value="224">
            <text:p>224</text:p>
          </table:table-cell>
          <table:table-cell table:formula="of:=CONCATENATE(&quot;ip route &quot;;[.C13];&quot; 255.255.255.0 &quot;;[.B13])" office:value-type="string" office:string-value="ip route 10.134.13.64 255.255.255.0 10.134.13.45">
            <text:p>ip route 10.134.13.64 255.255.255.0 10.134.13.45</text:p>
          </table:table-cell>
        </table:table-row>
        <table:table-row table:style-name="ro2">
          <table:table-cell/>
          <table:table-cell/>
          <table:table-cell office:value-type="string">
            <text:p>10.134.13.96</text:p>
          </table:table-cell>
          <table:table-cell office:value-type="float" office:value="31">
            <text:p>31</text:p>
          </table:table-cell>
          <table:table-cell table:formula="of:=255-[.D14]" office:value-type="float" office:value="224">
            <text:p>224</text:p>
          </table:table-cell>
          <table:table-cell table:formula="of:=CONCATENATE(&quot;ip route &quot;;[.C14];&quot; 255.255.255.0 &quot;;[.B14])" office:value-type="string" office:string-value="ip route 10.134.13.96 255.255.255.0 ">
            <text:p>ip route 10.134.13.96 255.255.255.0 </text:p>
          </table:table-cell>
        </table:table-row>
        <table:table-row table:style-name="ro2">
          <table:table-cell/>
          <table:table-cell/>
          <table:table-cell office:value-type="string">
            <text:p>10.134.5.128</text:p>
          </table:table-cell>
          <table:table-cell office:value-type="float" office:value="127">
            <text:p>127</text:p>
          </table:table-cell>
          <table:table-cell table:formula="of:=255-[.D15]" office:value-type="float" office:value="128">
            <text:p>128</text:p>
          </table:table-cell>
          <table:table-cell table:formula="of:=CONCATENATE(&quot;ip route &quot;;[.C15];&quot; 255.255.255.0 &quot;;[.B15])" office:value-type="string" office:string-value="ip route 10.134.5.128 255.255.255.0 ">
            <text:p>ip route 10.134.5.128 255.255.255.0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72.13.1.202</text:p>
          </table:table-cell>
          <table:table-cell office:value-type="string">
            <text:p>10.9.12.192</text:p>
          </table:table-cell>
          <table:table-cell office:value-type="float" office:value="63">
            <text:p>63</text:p>
          </table:table-cell>
          <table:table-cell table:formula="of:=255-[.D16]" office:value-type="float" office:value="192">
            <text:p>192</text:p>
          </table:table-cell>
          <table:table-cell table:formula="of:=CONCATENATE(&quot;ip route &quot;;[.C16];&quot; 255.255.255.0 &quot;;[.B16])" office:value-type="string" office:string-value="ip route 10.9.12.192 255.255.255.0 172.13.1.202">
            <text:p>ip route 10.9.12.192 255.255.255.0 172.13.1.202</text:p>
          </table:table-cell>
        </table:table-row>
        <table:table-row table:style-name="ro2">
          <table:table-cell/>
          <table:table-cell/>
          <table:table-cell office:value-type="string">
            <text:p>137.43.1.0</text:p>
          </table:table-cell>
          <table:table-cell office:value-type="float" office:value="3">
            <text:p>3</text:p>
          </table:table-cell>
          <table:table-cell table:formula="of:=255-[.D17]" office:value-type="float" office:value="252">
            <text:p>252</text:p>
          </table:table-cell>
          <table:table-cell table:formula="of:=CONCATENATE(&quot;ip route &quot;;[.C17];&quot; 255.255.255.0 &quot;;[.B17])" office:value-type="string" office:string-value="ip route 137.43.1.0 255.255.255.0 ">
            <text:p>ip route 137.43.1.0 255.255.255.0 </text:p>
          </table:table-cell>
        </table:table-row>
        <table:table-row table:style-name="ro2">
          <table:table-cell/>
          <table:table-cell/>
          <table:table-cell office:value-type="string">
            <text:p>137.43.1.4</text:p>
          </table:table-cell>
          <table:table-cell office:value-type="float" office:value="3">
            <text:p>3</text:p>
          </table:table-cell>
          <table:table-cell table:formula="of:=255-[.D18]" office:value-type="float" office:value="252">
            <text:p>252</text:p>
          </table:table-cell>
          <table:table-cell table:formula="of:=CONCATENATE(&quot;ip route &quot;;[.C18];&quot; 255.255.255.0 &quot;;[.B18])" office:value-type="string" office:string-value="ip route 137.43.1.4 255.255.255.0 ">
            <text:p>ip route 137.43.1.4 255.255.255.0 </text:p>
          </table:table-cell>
        </table:table-row>
        <table:table-row table:style-name="ro2">
          <table:table-cell/>
          <table:table-cell/>
          <table:table-cell office:value-type="string">
            <text:p>137.43.1.8</text:p>
          </table:table-cell>
          <table:table-cell office:value-type="float" office:value="3">
            <text:p>3</text:p>
          </table:table-cell>
          <table:table-cell table:formula="of:=255-[.D19]" office:value-type="float" office:value="252">
            <text:p>252</text:p>
          </table:table-cell>
          <table:table-cell table:formula="of:=CONCATENATE(&quot;ip route &quot;;[.C19];&quot; 255.255.255.0 &quot;;[.B19])" office:value-type="string" office:string-value="ip route 137.43.1.8 255.255.255.0 ">
            <text:p>ip route 137.43.1.8 255.255.255.0 </text:p>
          </table:table-cell>
        </table:table-row>
        <table:table-row table:style-name="ro2">
          <table:table-cell/>
          <table:table-cell table:style-name="ce1"/>
          <table:table-cell office:value-type="string">
            <text:p>172.13.1.192</text:p>
          </table:table-cell>
          <table:table-cell office:value-type="float" office:value="3">
            <text:p>3</text:p>
          </table:table-cell>
          <table:table-cell table:formula="of:=255-[.D20]" office:value-type="float" office:value="252">
            <text:p>252</text:p>
          </table:table-cell>
          <table:table-cell table:formula="of:=CONCATENATE(&quot;ip route &quot;;[.C20];&quot; 255.255.255.0 &quot;;[.B20])" office:value-type="string" office:string-value="ip route 172.13.1.192 255.255.255.0 ">
            <text:p>ip route 172.13.1.192 255.255.255.0 </text:p>
          </table:table-cell>
        </table:table-row>
        <table:table-row table:style-name="ro2">
          <table:table-cell/>
          <table:table-cell/>
          <table:table-cell office:value-type="string">
            <text:p>172.13.1.196</text:p>
          </table:table-cell>
          <table:table-cell office:value-type="float" office:value="3">
            <text:p>3</text:p>
          </table:table-cell>
          <table:table-cell table:formula="of:=255-[.D21]" office:value-type="float" office:value="252">
            <text:p>252</text:p>
          </table:table-cell>
          <table:table-cell table:formula="of:=CONCATENATE(&quot;ip route &quot;;[.C21];&quot; 255.255.255.0 &quot;;[.B21])" office:value-type="string" office:string-value="ip route 172.13.1.196 255.255.255.0 ">
            <text:p>ip route 172.13.1.196 255.255.255.0 </text:p>
          </table:table-cell>
        </table:table-row>
        <table:table-row table:style-name="ro2">
          <table:table-cell/>
          <table:table-cell/>
          <table:table-cell office:value-type="string">
            <text:p>172.13.1.200</text:p>
          </table:table-cell>
          <table:table-cell office:value-type="float" office:value="3">
            <text:p>3</text:p>
          </table:table-cell>
          <table:table-cell table:formula="of:=255-[.D22]" office:value-type="float" office:value="252">
            <text:p>252</text:p>
          </table:table-cell>
          <table:table-cell table:formula="of:=CONCATENATE(&quot;ip route &quot;;[.C22];&quot; 255.255.255.0 &quot;;[.B22])" office:value-type="string" office:string-value="ip route 172.13.1.200 255.255.255.0 ">
            <text:p>ip route 172.13.1.200 255.255.255.0 </text:p>
          </table:table-cell>
        </table:table-row>
        <table:table-row table:style-name="ro2">
          <table:table-cell office:value-type="string">
            <text:p>Arriba</text:p>
          </table:table-cell>
          <table:table-cell office:value-type="string">
            <text:p>10.134.13.45</text:p>
          </table:table-cell>
          <table:table-cell office:value-type="string">
            <text:p>192.168.53.0</text:p>
          </table:table-cell>
          <table:table-cell office:value-type="float" office:value="255">
            <text:p>255</text:p>
          </table:table-cell>
          <table:table-cell table:formula="of:=255-[.D23]" office:value-type="float" office:value="0">
            <text:p>0</text:p>
          </table:table-cell>
          <table:table-cell table:formula="of:=CONCATENATE(&quot;ip route &quot;;[.C23];&quot; 255.255.255.0 &quot;;[.B23])" office:value-type="string" office:string-value="ip route 192.168.53.0 255.255.255.0 10.134.13.45">
            <text:p>ip route 192.168.53.0 255.255.255.0 10.134.13.45</text:p>
          </table:table-cell>
        </table:table-row>
      </table:table>
      <table:table table:name="R9" table:style-name="ta1">
        <table:table-column table:style-name="co6" table:number-columns-repeated="6" table:default-cell-style-name="Default"/>
        <table:table-row table:style-name="ro1">
          <table:table-cell office:value-type="string">
            <text:p>Sede</text:p>
          </table:table-cell>
          <table:table-cell office:value-type="string">
            <text:p>Gateway</text:p>
          </table:table-cell>
          <table:table-cell office:value-type="string">
            <text:p>Red</text:p>
          </table:table-cell>
          <table:table-cell office:value-type="string">
            <text:p>Octeto wildcard</text:p>
          </table:table-cell>
          <table:table-cell office:value-type="string">
            <text:p>Octeto máscara</text:p>
          </table:table-cell>
          <table:table-cell office:value-type="string">
            <text:p>Sentencia ruteo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42</text:p>
          </table:table-cell>
          <table:table-cell office:value-type="string">
            <text:p>10.11.22.0</text:p>
          </table:table-cell>
          <table:table-cell office:value-type="float" office:value="255">
            <text:p>255</text:p>
          </table:table-cell>
          <table:table-cell table:formula="of:=255-[.D2]" office:value-type="float" office:value="0">
            <text:p>0</text:p>
          </table:table-cell>
          <table:table-cell table:formula="of:=CONCATENATE(&quot;ip route &quot;;[.C2];&quot; 255.255.255.0 &quot;;[.B2])" office:value-type="string" office:string-value="ip route 10.11.22.0 255.255.255.0 10.134.13.42">
            <text:p>ip route 10.11.22.0 255.255.255.0 10.134.13.42</text:p>
          </table:table-cell>
        </table:table-row>
        <table:table-row table:style-name="ro2">
          <table:table-cell office:value-type="string">
            <text:p>Arriba</text:p>
          </table:table-cell>
          <table:table-cell/>
          <table:table-cell office:value-type="string">
            <text:p>10.11.23.0</text:p>
          </table:table-cell>
          <table:table-cell office:value-type="float" office:value="255">
            <text:p>255</text:p>
          </table:table-cell>
          <table:table-cell table:formula="of:=255-[.D3]" office:value-type="float" office:value="0">
            <text:p>0</text:p>
          </table:table-cell>
          <table:table-cell table:formula="of:=CONCATENATE(&quot;ip route &quot;;[.C3];&quot; 255.255.255.0 &quot;;[.B3])" office:value-type="string" office:string-value="ip route 10.11.23.0 255.255.255.0 ">
            <text:p>ip route 10.11.23.0 255.255.255.0 </text:p>
          </table:table-cell>
        </table:table-row>
        <table:table-row table:style-name="ro2">
          <table:table-cell/>
          <table:table-cell/>
          <table:table-cell office:value-type="string">
            <text:p>10.134.1.0</text:p>
          </table:table-cell>
          <table:table-cell office:value-type="float" office:value="255">
            <text:p>255</text:p>
          </table:table-cell>
          <table:table-cell table:formula="of:=255-[.D4]" office:value-type="float" office:value="0">
            <text:p>0</text:p>
          </table:table-cell>
          <table:table-cell table:formula="of:=CONCATENATE(&quot;ip route &quot;;[.C4];&quot; 255.255.255.0 &quot;;[.B4])" office:value-type="string" office:string-value="ip route 10.134.1.0 255.255.255.0 ">
            <text:p>ip route 10.134.1.0 255.255.255.0 </text:p>
          </table:table-cell>
        </table:table-row>
        <table:table-row table:style-name="ro2">
          <table:table-cell/>
          <table:table-cell/>
          <table:table-cell office:value-type="string">
            <text:p>10.134.13.128</text:p>
          </table:table-cell>
          <table:table-cell office:value-type="float" office:value="31">
            <text:p>31</text:p>
          </table:table-cell>
          <table:table-cell table:formula="of:=255-[.D5]" office:value-type="float" office:value="224">
            <text:p>224</text:p>
          </table:table-cell>
          <table:table-cell table:formula="of:=CONCATENATE(&quot;ip route &quot;;[.C5];&quot; 255.255.255.0 &quot;;[.B5])" office:value-type="string" office:string-value="ip route 10.134.13.128 255.255.255.0 ">
            <text:p>ip route 10.134.13.128 255.255.255.0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42</text:p>
          </table:table-cell>
          <table:table-cell office:value-type="string">
            <text:p>10.134.13.160</text:p>
          </table:table-cell>
          <table:table-cell office:value-type="float" office:value="31">
            <text:p>31</text:p>
          </table:table-cell>
          <table:table-cell table:formula="of:=255-[.D6]" office:value-type="float" office:value="224">
            <text:p>224</text:p>
          </table:table-cell>
          <table:table-cell table:formula="of:=CONCATENATE(&quot;ip route &quot;;[.C6];&quot; 255.255.255.0 &quot;;[.B6])" office:value-type="string" office:string-value="ip route 10.134.13.160 255.255.255.0 10.134.13.42">
            <text:p>ip route 10.134.13.160 255.255.255.0 10.134.13.42</text:p>
          </table:table-cell>
        </table:table-row>
        <table:table-row table:style-name="ro2">
          <table:table-cell/>
          <table:table-cell/>
          <table:table-cell office:value-type="string">
            <text:p>10.134.13.28</text:p>
          </table:table-cell>
          <table:table-cell office:value-type="float" office:value="3">
            <text:p>3</text:p>
          </table:table-cell>
          <table:table-cell table:formula="of:=255-[.D7]" office:value-type="float" office:value="252">
            <text:p>252</text:p>
          </table:table-cell>
          <table:table-cell table:formula="of:=CONCATENATE(&quot;ip route &quot;;[.C7];&quot; 255.255.255.0 &quot;;[.B7])" office:value-type="string" office:string-value="ip route 10.134.13.28 255.255.255.0 ">
            <text:p>ip route 10.134.13.28 255.255.255.0 </text:p>
          </table:table-cell>
        </table:table-row>
        <table:table-row table:style-name="ro2">
          <table:table-cell/>
          <table:table-cell/>
          <table:table-cell office:value-type="string">
            <text:p>10.134.13.32</text:p>
          </table:table-cell>
          <table:table-cell office:value-type="float" office:value="3">
            <text:p>3</text:p>
          </table:table-cell>
          <table:table-cell table:formula="of:=255-[.D8]" office:value-type="float" office:value="252">
            <text:p>252</text:p>
          </table:table-cell>
          <table:table-cell table:formula="of:=CONCATENATE(&quot;ip route &quot;;[.C8];&quot; 255.255.255.0 &quot;;[.B8])" office:value-type="string" office:string-value="ip route 10.134.13.32 255.255.255.0 ">
            <text:p>ip route 10.134.13.32 255.255.255.0 </text:p>
          </table:table-cell>
        </table:table-row>
        <table:table-row table:style-name="ro2">
          <table:table-cell/>
          <table:table-cell/>
          <table:table-cell office:value-type="string">
            <text:p>10.134.13.36</text:p>
          </table:table-cell>
          <table:table-cell office:value-type="float" office:value="3">
            <text:p>3</text:p>
          </table:table-cell>
          <table:table-cell table:formula="of:=255-[.D9]" office:value-type="float" office:value="252">
            <text:p>252</text:p>
          </table:table-cell>
          <table:table-cell table:formula="of:=CONCATENATE(&quot;ip route &quot;;[.C9];&quot; 255.255.255.0 &quot;;[.B9])" office:value-type="string" office:string-value="ip route 10.134.13.36 255.255.255.0 ">
            <text:p>ip route 10.134.13.36 255.255.255.0 </text:p>
          </table:table-cell>
        </table:table-row>
        <table:table-row table:style-name="ro2">
          <table:table-cell/>
          <table:table-cell/>
          <table:table-cell office:value-type="string">
            <text:p>10.134.13.40</text:p>
          </table:table-cell>
          <table:table-cell office:value-type="float" office:value="3">
            <text:p>3</text:p>
          </table:table-cell>
          <table:table-cell table:formula="of:=255-[.D10]" office:value-type="float" office:value="252">
            <text:p>252</text:p>
          </table:table-cell>
          <table:table-cell table:formula="of:=CONCATENATE(&quot;ip route &quot;;[.C10];&quot; 255.255.255.0 &quot;;[.B10])" office:value-type="string" office:string-value="ip route 10.134.13.40 255.255.255.0 ">
            <text:p>ip route 10.134.13.40 255.255.255.0 </text:p>
          </table:table-cell>
        </table:table-row>
        <table:table-row table:style-name="ro2">
          <table:table-cell/>
          <table:table-cell/>
          <table:table-cell office:value-type="string">
            <text:p>10.134.13.44</text:p>
          </table:table-cell>
          <table:table-cell office:value-type="float" office:value="3">
            <text:p>3</text:p>
          </table:table-cell>
          <table:table-cell table:formula="of:=255-[.D11]" office:value-type="float" office:value="252">
            <text:p>252</text:p>
          </table:table-cell>
          <table:table-cell table:formula="of:=CONCATENATE(&quot;ip route &quot;;[.C11];&quot; 255.255.255.0 &quot;;[.B11])" office:value-type="string" office:string-value="ip route 10.134.13.44 255.255.255.0 ">
            <text:p>ip route 10.134.13.44 255.255.255.0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42</text:p>
          </table:table-cell>
          <table:table-cell office:value-type="string">
            <text:p>10.134.13.48</text:p>
          </table:table-cell>
          <table:table-cell office:value-type="float" office:value="15">
            <text:p>15</text:p>
          </table:table-cell>
          <table:table-cell table:formula="of:=255-[.D12]" office:value-type="float" office:value="240">
            <text:p>240</text:p>
          </table:table-cell>
          <table:table-cell table:formula="of:=CONCATENATE(&quot;ip route &quot;;[.C12];&quot; 255.255.255.0 &quot;;[.B12])" office:value-type="string" office:string-value="ip route 10.134.13.48 255.255.255.0 10.134.13.42">
            <text:p>ip route 10.134.13.48 255.255.255.0 10.134.13.42</text:p>
          </table:table-cell>
        </table:table-row>
        <table:table-row table:style-name="ro2">
          <table:table-cell office:value-type="string">
            <text:p>Arriba</text:p>
          </table:table-cell>
          <table:table-cell/>
          <table:table-cell office:value-type="string">
            <text:p>10.134.13.64</text:p>
          </table:table-cell>
          <table:table-cell office:value-type="float" office:value="31">
            <text:p>31</text:p>
          </table:table-cell>
          <table:table-cell table:formula="of:=255-[.D13]" office:value-type="float" office:value="224">
            <text:p>224</text:p>
          </table:table-cell>
          <table:table-cell table:formula="of:=CONCATENATE(&quot;ip route &quot;;[.C13];&quot; 255.255.255.0 &quot;;[.B13])" office:value-type="string" office:string-value="ip route 10.134.13.64 255.255.255.0 ">
            <text:p>ip route 10.134.13.64 255.255.255.0 </text:p>
          </table:table-cell>
        </table:table-row>
        <table:table-row table:style-name="ro2">
          <table:table-cell/>
          <table:table-cell/>
          <table:table-cell office:value-type="string">
            <text:p>10.134.13.96</text:p>
          </table:table-cell>
          <table:table-cell office:value-type="float" office:value="31">
            <text:p>31</text:p>
          </table:table-cell>
          <table:table-cell table:formula="of:=255-[.D14]" office:value-type="float" office:value="224">
            <text:p>224</text:p>
          </table:table-cell>
          <table:table-cell table:formula="of:=CONCATENATE(&quot;ip route &quot;;[.C14];&quot; 255.255.255.0 &quot;;[.B14])" office:value-type="string" office:string-value="ip route 10.134.13.96 255.255.255.0 ">
            <text:p>ip route 10.134.13.96 255.255.255.0 </text:p>
          </table:table-cell>
        </table:table-row>
        <table:table-row table:style-name="ro2">
          <table:table-cell/>
          <table:table-cell/>
          <table:table-cell office:value-type="string">
            <text:p>10.134.5.128</text:p>
          </table:table-cell>
          <table:table-cell office:value-type="float" office:value="127">
            <text:p>127</text:p>
          </table:table-cell>
          <table:table-cell table:formula="of:=255-[.D15]" office:value-type="float" office:value="128">
            <text:p>128</text:p>
          </table:table-cell>
          <table:table-cell table:formula="of:=CONCATENATE(&quot;ip route &quot;;[.C15];&quot; 255.255.255.0 &quot;;[.B15])" office:value-type="string" office:string-value="ip route 10.134.5.128 255.255.255.0 ">
            <text:p>ip route 10.134.5.128 255.255.255.0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42</text:p>
          </table:table-cell>
          <table:table-cell office:value-type="string">
            <text:p>10.9.12.192</text:p>
          </table:table-cell>
          <table:table-cell office:value-type="float" office:value="63">
            <text:p>63</text:p>
          </table:table-cell>
          <table:table-cell table:formula="of:=255-[.D16]" office:value-type="float" office:value="192">
            <text:p>192</text:p>
          </table:table-cell>
          <table:table-cell table:formula="of:=CONCATENATE(&quot;ip route &quot;;[.C16];&quot; 255.255.255.0 &quot;;[.B16])" office:value-type="string" office:string-value="ip route 10.9.12.192 255.255.255.0 10.134.13.42">
            <text:p>ip route 10.9.12.192 255.255.255.0 10.134.13.42</text:p>
          </table:table-cell>
        </table:table-row>
        <table:table-row table:style-name="ro2">
          <table:table-cell/>
          <table:table-cell/>
          <table:table-cell office:value-type="string">
            <text:p>137.43.1.0</text:p>
          </table:table-cell>
          <table:table-cell office:value-type="float" office:value="3">
            <text:p>3</text:p>
          </table:table-cell>
          <table:table-cell table:formula="of:=255-[.D17]" office:value-type="float" office:value="252">
            <text:p>252</text:p>
          </table:table-cell>
          <table:table-cell table:formula="of:=CONCATENATE(&quot;ip route &quot;;[.C17];&quot; 255.255.255.0 &quot;;[.B17])" office:value-type="string" office:string-value="ip route 137.43.1.0 255.255.255.0 ">
            <text:p>ip route 137.43.1.0 255.255.255.0 </text:p>
          </table:table-cell>
        </table:table-row>
        <table:table-row table:style-name="ro2">
          <table:table-cell/>
          <table:table-cell/>
          <table:table-cell office:value-type="string">
            <text:p>137.43.1.4</text:p>
          </table:table-cell>
          <table:table-cell office:value-type="float" office:value="3">
            <text:p>3</text:p>
          </table:table-cell>
          <table:table-cell table:formula="of:=255-[.D18]" office:value-type="float" office:value="252">
            <text:p>252</text:p>
          </table:table-cell>
          <table:table-cell table:formula="of:=CONCATENATE(&quot;ip route &quot;;[.C18];&quot; 255.255.255.0 &quot;;[.B18])" office:value-type="string" office:string-value="ip route 137.43.1.4 255.255.255.0 ">
            <text:p>ip route 137.43.1.4 255.255.255.0 </text:p>
          </table:table-cell>
        </table:table-row>
        <table:table-row table:style-name="ro2">
          <table:table-cell/>
          <table:table-cell/>
          <table:table-cell office:value-type="string">
            <text:p>137.43.1.8</text:p>
          </table:table-cell>
          <table:table-cell office:value-type="float" office:value="3">
            <text:p>3</text:p>
          </table:table-cell>
          <table:table-cell table:formula="of:=255-[.D19]" office:value-type="float" office:value="252">
            <text:p>252</text:p>
          </table:table-cell>
          <table:table-cell table:formula="of:=CONCATENATE(&quot;ip route &quot;;[.C19];&quot; 255.255.255.0 &quot;;[.B19])" office:value-type="string" office:string-value="ip route 137.43.1.8 255.255.255.0 ">
            <text:p>ip route 137.43.1.8 255.255.255.0 </text:p>
          </table:table-cell>
        </table:table-row>
        <table:table-row table:style-name="ro2">
          <table:table-cell/>
          <table:table-cell table:style-name="ce1"/>
          <table:table-cell office:value-type="string">
            <text:p>172.13.1.192</text:p>
          </table:table-cell>
          <table:table-cell office:value-type="float" office:value="3">
            <text:p>3</text:p>
          </table:table-cell>
          <table:table-cell table:formula="of:=255-[.D20]" office:value-type="float" office:value="252">
            <text:p>252</text:p>
          </table:table-cell>
          <table:table-cell table:formula="of:=CONCATENATE(&quot;ip route &quot;;[.C20];&quot; 255.255.255.0 &quot;;[.B20])" office:value-type="string" office:string-value="ip route 172.13.1.192 255.255.255.0 ">
            <text:p>ip route 172.13.1.192 255.255.255.0 </text:p>
          </table:table-cell>
        </table:table-row>
        <table:table-row table:style-name="ro2">
          <table:table-cell/>
          <table:table-cell/>
          <table:table-cell office:value-type="string">
            <text:p>172.13.1.196</text:p>
          </table:table-cell>
          <table:table-cell office:value-type="float" office:value="3">
            <text:p>3</text:p>
          </table:table-cell>
          <table:table-cell table:formula="of:=255-[.D21]" office:value-type="float" office:value="252">
            <text:p>252</text:p>
          </table:table-cell>
          <table:table-cell table:formula="of:=CONCATENATE(&quot;ip route &quot;;[.C21];&quot; 255.255.255.0 &quot;;[.B21])" office:value-type="string" office:string-value="ip route 172.13.1.196 255.255.255.0 ">
            <text:p>ip route 172.13.1.196 255.255.255.0 </text:p>
          </table:table-cell>
        </table:table-row>
        <table:table-row table:style-name="ro2">
          <table:table-cell/>
          <table:table-cell/>
          <table:table-cell office:value-type="string">
            <text:p>172.13.1.200</text:p>
          </table:table-cell>
          <table:table-cell office:value-type="float" office:value="3">
            <text:p>3</text:p>
          </table:table-cell>
          <table:table-cell table:formula="of:=255-[.D22]" office:value-type="float" office:value="252">
            <text:p>252</text:p>
          </table:table-cell>
          <table:table-cell table:formula="of:=CONCATENATE(&quot;ip route &quot;;[.C22];&quot; 255.255.255.0 &quot;;[.B22])" office:value-type="string" office:string-value="ip route 172.13.1.200 255.255.255.0 ">
            <text:p>ip route 172.13.1.200 255.255.255.0 </text:p>
          </table:table-cell>
        </table:table-row>
        <table:table-row table:style-name="ro2">
          <table:table-cell office:value-type="string">
            <text:p>Arriba</text:p>
          </table:table-cell>
          <table:table-cell/>
          <table:table-cell office:value-type="string">
            <text:p>192.168.53.0</text:p>
          </table:table-cell>
          <table:table-cell office:value-type="float" office:value="255">
            <text:p>255</text:p>
          </table:table-cell>
          <table:table-cell table:formula="of:=255-[.D23]" office:value-type="float" office:value="0">
            <text:p>0</text:p>
          </table:table-cell>
          <table:table-cell table:formula="of:=CONCATENATE(&quot;ip route &quot;;[.C23];&quot; 255.255.255.0 &quot;;[.B23])" office:value-type="string" office:string-value="ip route 192.168.53.0 255.255.255.0 ">
            <text:p>ip route 192.168.53.0 255.255.255.0 </text:p>
          </table:table-cell>
        </table:table-row>
      </table:table>
      <table:table table:name="R11" table:style-name="ta1">
        <table:table-column table:style-name="co6" table:number-columns-repeated="6" table:default-cell-style-name="Default"/>
        <table:table-row table:style-name="ro1">
          <table:table-cell office:value-type="string">
            <text:p>Sede</text:p>
          </table:table-cell>
          <table:table-cell office:value-type="string">
            <text:p>Gateway</text:p>
          </table:table-cell>
          <table:table-cell office:value-type="string">
            <text:p>Red</text:p>
          </table:table-cell>
          <table:table-cell office:value-type="string">
            <text:p>Octeto wildcard</text:p>
          </table:table-cell>
          <table:table-cell office:value-type="string">
            <text:p>Octeto máscara</text:p>
          </table:table-cell>
          <table:table-cell office:value-type="string">
            <text:p>Sentencia ruteo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30</text:p>
          </table:table-cell>
          <table:table-cell office:value-type="string">
            <text:p>10.11.22.0</text:p>
          </table:table-cell>
          <table:table-cell office:value-type="float" office:value="255">
            <text:p>255</text:p>
          </table:table-cell>
          <table:table-cell table:formula="of:=255-[.D2]" office:value-type="float" office:value="0">
            <text:p>0</text:p>
          </table:table-cell>
          <table:table-cell table:formula="of:=CONCATENATE(&quot;ip route &quot;;[.C2];&quot; 255.255.255.0 &quot;;[.B2])" office:value-type="string" office:string-value="ip route 10.11.22.0 255.255.255.0 10.134.13.30">
            <text:p>ip route 10.11.22.0 255.255.255.0 10.134.13.30</text:p>
          </table:table-cell>
        </table:table-row>
        <table:table-row table:style-name="ro2">
          <table:table-cell office:value-type="string">
            <text:p>Arriba</text:p>
          </table:table-cell>
          <table:table-cell office:value-type="string">
            <text:p>10.134.13.37</text:p>
          </table:table-cell>
          <table:table-cell office:value-type="string">
            <text:p>10.11.23.0</text:p>
          </table:table-cell>
          <table:table-cell office:value-type="float" office:value="255">
            <text:p>255</text:p>
          </table:table-cell>
          <table:table-cell table:formula="of:=255-[.D3]" office:value-type="float" office:value="0">
            <text:p>0</text:p>
          </table:table-cell>
          <table:table-cell table:formula="of:=CONCATENATE(&quot;ip route &quot;;[.C3];&quot; 255.255.255.0 &quot;;[.B3])" office:value-type="string" office:string-value="ip route 10.11.23.0 255.255.255.0 10.134.13.37">
            <text:p>ip route 10.11.23.0 255.255.255.0 10.134.13.37</text:p>
          </table:table-cell>
        </table:table-row>
        <table:table-row table:style-name="ro2">
          <table:table-cell/>
          <table:table-cell/>
          <table:table-cell office:value-type="string">
            <text:p>10.134.1.0</text:p>
          </table:table-cell>
          <table:table-cell office:value-type="float" office:value="255">
            <text:p>255</text:p>
          </table:table-cell>
          <table:table-cell table:formula="of:=255-[.D4]" office:value-type="float" office:value="0">
            <text:p>0</text:p>
          </table:table-cell>
          <table:table-cell table:formula="of:=CONCATENATE(&quot;ip route &quot;;[.C4];&quot; 255.255.255.0 &quot;;[.B4])" office:value-type="string" office:string-value="ip route 10.134.1.0 255.255.255.0 ">
            <text:p>ip route 10.134.1.0 255.255.255.0 </text:p>
          </table:table-cell>
        </table:table-row>
        <table:table-row table:style-name="ro2">
          <table:table-cell/>
          <table:table-cell/>
          <table:table-cell office:value-type="string">
            <text:p>10.134.13.128</text:p>
          </table:table-cell>
          <table:table-cell office:value-type="float" office:value="31">
            <text:p>31</text:p>
          </table:table-cell>
          <table:table-cell table:formula="of:=255-[.D5]" office:value-type="float" office:value="224">
            <text:p>224</text:p>
          </table:table-cell>
          <table:table-cell table:formula="of:=CONCATENATE(&quot;ip route &quot;;[.C5];&quot; 255.255.255.0 &quot;;[.B5])" office:value-type="string" office:string-value="ip route 10.134.13.128 255.255.255.0 ">
            <text:p>ip route 10.134.13.128 255.255.255.0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30</text:p>
          </table:table-cell>
          <table:table-cell office:value-type="string">
            <text:p>10.134.13.160</text:p>
          </table:table-cell>
          <table:table-cell office:value-type="float" office:value="31">
            <text:p>31</text:p>
          </table:table-cell>
          <table:table-cell table:formula="of:=255-[.D6]" office:value-type="float" office:value="224">
            <text:p>224</text:p>
          </table:table-cell>
          <table:table-cell table:formula="of:=CONCATENATE(&quot;ip route &quot;;[.C6];&quot; 255.255.255.0 &quot;;[.B6])" office:value-type="string" office:string-value="ip route 10.134.13.160 255.255.255.0 10.134.13.30">
            <text:p>ip route 10.134.13.160 255.255.255.0 10.134.13.30</text:p>
          </table:table-cell>
        </table:table-row>
        <table:table-row table:style-name="ro2">
          <table:table-cell/>
          <table:table-cell/>
          <table:table-cell office:value-type="string">
            <text:p>10.134.13.28</text:p>
          </table:table-cell>
          <table:table-cell office:value-type="float" office:value="3">
            <text:p>3</text:p>
          </table:table-cell>
          <table:table-cell table:formula="of:=255-[.D7]" office:value-type="float" office:value="252">
            <text:p>252</text:p>
          </table:table-cell>
          <table:table-cell table:formula="of:=CONCATENATE(&quot;ip route &quot;;[.C7];&quot; 255.255.255.0 &quot;;[.B7])" office:value-type="string" office:string-value="ip route 10.134.13.28 255.255.255.0 ">
            <text:p>ip route 10.134.13.28 255.255.255.0 </text:p>
          </table:table-cell>
        </table:table-row>
        <table:table-row table:style-name="ro2">
          <table:table-cell/>
          <table:table-cell/>
          <table:table-cell office:value-type="string">
            <text:p>10.134.13.32</text:p>
          </table:table-cell>
          <table:table-cell office:value-type="float" office:value="3">
            <text:p>3</text:p>
          </table:table-cell>
          <table:table-cell table:formula="of:=255-[.D8]" office:value-type="float" office:value="252">
            <text:p>252</text:p>
          </table:table-cell>
          <table:table-cell table:formula="of:=CONCATENATE(&quot;ip route &quot;;[.C8];&quot; 255.255.255.0 &quot;;[.B8])" office:value-type="string" office:string-value="ip route 10.134.13.32 255.255.255.0 ">
            <text:p>ip route 10.134.13.32 255.255.255.0 </text:p>
          </table:table-cell>
        </table:table-row>
        <table:table-row table:style-name="ro2">
          <table:table-cell/>
          <table:table-cell/>
          <table:table-cell office:value-type="string">
            <text:p>10.134.13.36</text:p>
          </table:table-cell>
          <table:table-cell office:value-type="float" office:value="3">
            <text:p>3</text:p>
          </table:table-cell>
          <table:table-cell table:formula="of:=255-[.D9]" office:value-type="float" office:value="252">
            <text:p>252</text:p>
          </table:table-cell>
          <table:table-cell table:formula="of:=CONCATENATE(&quot;ip route &quot;;[.C9];&quot; 255.255.255.0 &quot;;[.B9])" office:value-type="string" office:string-value="ip route 10.134.13.36 255.255.255.0 ">
            <text:p>ip route 10.134.13.36 255.255.255.0 </text:p>
          </table:table-cell>
        </table:table-row>
        <table:table-row table:style-name="ro2">
          <table:table-cell/>
          <table:table-cell/>
          <table:table-cell office:value-type="string">
            <text:p>10.134.13.40</text:p>
          </table:table-cell>
          <table:table-cell office:value-type="float" office:value="3">
            <text:p>3</text:p>
          </table:table-cell>
          <table:table-cell table:formula="of:=255-[.D10]" office:value-type="float" office:value="252">
            <text:p>252</text:p>
          </table:table-cell>
          <table:table-cell table:formula="of:=CONCATENATE(&quot;ip route &quot;;[.C10];&quot; 255.255.255.0 &quot;;[.B10])" office:value-type="string" office:string-value="ip route 10.134.13.40 255.255.255.0 ">
            <text:p>ip route 10.134.13.40 255.255.255.0 </text:p>
          </table:table-cell>
        </table:table-row>
        <table:table-row table:style-name="ro2">
          <table:table-cell/>
          <table:table-cell/>
          <table:table-cell office:value-type="string">
            <text:p>10.134.13.44</text:p>
          </table:table-cell>
          <table:table-cell office:value-type="float" office:value="3">
            <text:p>3</text:p>
          </table:table-cell>
          <table:table-cell table:formula="of:=255-[.D11]" office:value-type="float" office:value="252">
            <text:p>252</text:p>
          </table:table-cell>
          <table:table-cell table:formula="of:=CONCATENATE(&quot;ip route &quot;;[.C11];&quot; 255.255.255.0 &quot;;[.B11])" office:value-type="string" office:string-value="ip route 10.134.13.44 255.255.255.0 ">
            <text:p>ip route 10.134.13.44 255.255.255.0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30</text:p>
          </table:table-cell>
          <table:table-cell office:value-type="string">
            <text:p>10.134.13.48</text:p>
          </table:table-cell>
          <table:table-cell office:value-type="float" office:value="15">
            <text:p>15</text:p>
          </table:table-cell>
          <table:table-cell table:formula="of:=255-[.D12]" office:value-type="float" office:value="240">
            <text:p>240</text:p>
          </table:table-cell>
          <table:table-cell table:formula="of:=CONCATENATE(&quot;ip route &quot;;[.C12];&quot; 255.255.255.0 &quot;;[.B12])" office:value-type="string" office:string-value="ip route 10.134.13.48 255.255.255.0 10.134.13.30">
            <text:p>ip route 10.134.13.48 255.255.255.0 10.134.13.30</text:p>
          </table:table-cell>
        </table:table-row>
        <table:table-row table:style-name="ro2">
          <table:table-cell office:value-type="string">
            <text:p>Arriba</text:p>
          </table:table-cell>
          <table:table-cell office:value-type="string">
            <text:p>10.134.13.37</text:p>
          </table:table-cell>
          <table:table-cell office:value-type="string">
            <text:p>10.134.13.64</text:p>
          </table:table-cell>
          <table:table-cell office:value-type="float" office:value="31">
            <text:p>31</text:p>
          </table:table-cell>
          <table:table-cell table:formula="of:=255-[.D13]" office:value-type="float" office:value="224">
            <text:p>224</text:p>
          </table:table-cell>
          <table:table-cell table:formula="of:=CONCATENATE(&quot;ip route &quot;;[.C13];&quot; 255.255.255.0 &quot;;[.B13])" office:value-type="string" office:string-value="ip route 10.134.13.64 255.255.255.0 10.134.13.37">
            <text:p>ip route 10.134.13.64 255.255.255.0 10.134.13.37</text:p>
          </table:table-cell>
        </table:table-row>
        <table:table-row table:style-name="ro2">
          <table:table-cell/>
          <table:table-cell/>
          <table:table-cell office:value-type="string">
            <text:p>10.134.13.96</text:p>
          </table:table-cell>
          <table:table-cell office:value-type="float" office:value="31">
            <text:p>31</text:p>
          </table:table-cell>
          <table:table-cell table:formula="of:=255-[.D14]" office:value-type="float" office:value="224">
            <text:p>224</text:p>
          </table:table-cell>
          <table:table-cell table:formula="of:=CONCATENATE(&quot;ip route &quot;;[.C14];&quot; 255.255.255.0 &quot;;[.B14])" office:value-type="string" office:string-value="ip route 10.134.13.96 255.255.255.0 ">
            <text:p>ip route 10.134.13.96 255.255.255.0 </text:p>
          </table:table-cell>
        </table:table-row>
        <table:table-row table:style-name="ro2">
          <table:table-cell/>
          <table:table-cell/>
          <table:table-cell office:value-type="string">
            <text:p>10.134.5.128</text:p>
          </table:table-cell>
          <table:table-cell office:value-type="float" office:value="127">
            <text:p>127</text:p>
          </table:table-cell>
          <table:table-cell table:formula="of:=255-[.D15]" office:value-type="float" office:value="128">
            <text:p>128</text:p>
          </table:table-cell>
          <table:table-cell table:formula="of:=CONCATENATE(&quot;ip route &quot;;[.C15];&quot; 255.255.255.0 &quot;;[.B15])" office:value-type="string" office:string-value="ip route 10.134.5.128 255.255.255.0 ">
            <text:p>ip route 10.134.5.128 255.255.255.0 </text:p>
          </table:table-cell>
        </table:table-row>
        <table:table-row table:style-name="ro2">
          <table:table-cell office:value-type="string">
            <text:p>Abajo</text:p>
          </table:table-cell>
          <table:table-cell office:value-type="string">
            <text:p>10.134.13.30</text:p>
          </table:table-cell>
          <table:table-cell office:value-type="string">
            <text:p>10.9.12.192</text:p>
          </table:table-cell>
          <table:table-cell office:value-type="float" office:value="63">
            <text:p>63</text:p>
          </table:table-cell>
          <table:table-cell table:formula="of:=255-[.D16]" office:value-type="float" office:value="192">
            <text:p>192</text:p>
          </table:table-cell>
          <table:table-cell table:formula="of:=CONCATENATE(&quot;ip route &quot;;[.C16];&quot; 255.255.255.0 &quot;;[.B16])" office:value-type="string" office:string-value="ip route 10.9.12.192 255.255.255.0 10.134.13.30">
            <text:p>ip route 10.9.12.192 255.255.255.0 10.134.13.30</text:p>
          </table:table-cell>
        </table:table-row>
        <table:table-row table:style-name="ro2">
          <table:table-cell/>
          <table:table-cell/>
          <table:table-cell office:value-type="string">
            <text:p>137.43.1.0</text:p>
          </table:table-cell>
          <table:table-cell office:value-type="float" office:value="3">
            <text:p>3</text:p>
          </table:table-cell>
          <table:table-cell table:formula="of:=255-[.D17]" office:value-type="float" office:value="252">
            <text:p>252</text:p>
          </table:table-cell>
          <table:table-cell table:formula="of:=CONCATENATE(&quot;ip route &quot;;[.C17];&quot; 255.255.255.0 &quot;;[.B17])" office:value-type="string" office:string-value="ip route 137.43.1.0 255.255.255.0 ">
            <text:p>ip route 137.43.1.0 255.255.255.0 </text:p>
          </table:table-cell>
        </table:table-row>
        <table:table-row table:style-name="ro2">
          <table:table-cell/>
          <table:table-cell/>
          <table:table-cell office:value-type="string">
            <text:p>137.43.1.4</text:p>
          </table:table-cell>
          <table:table-cell office:value-type="float" office:value="3">
            <text:p>3</text:p>
          </table:table-cell>
          <table:table-cell table:formula="of:=255-[.D18]" office:value-type="float" office:value="252">
            <text:p>252</text:p>
          </table:table-cell>
          <table:table-cell table:formula="of:=CONCATENATE(&quot;ip route &quot;;[.C18];&quot; 255.255.255.0 &quot;;[.B18])" office:value-type="string" office:string-value="ip route 137.43.1.4 255.255.255.0 ">
            <text:p>ip route 137.43.1.4 255.255.255.0 </text:p>
          </table:table-cell>
        </table:table-row>
        <table:table-row table:style-name="ro2">
          <table:table-cell/>
          <table:table-cell/>
          <table:table-cell office:value-type="string">
            <text:p>137.43.1.8</text:p>
          </table:table-cell>
          <table:table-cell office:value-type="float" office:value="3">
            <text:p>3</text:p>
          </table:table-cell>
          <table:table-cell table:formula="of:=255-[.D19]" office:value-type="float" office:value="252">
            <text:p>252</text:p>
          </table:table-cell>
          <table:table-cell table:formula="of:=CONCATENATE(&quot;ip route &quot;;[.C19];&quot; 255.255.255.0 &quot;;[.B19])" office:value-type="string" office:string-value="ip route 137.43.1.8 255.255.255.0 ">
            <text:p>ip route 137.43.1.8 255.255.255.0 </text:p>
          </table:table-cell>
        </table:table-row>
        <table:table-row table:style-name="ro2">
          <table:table-cell/>
          <table:table-cell table:style-name="ce1"/>
          <table:table-cell office:value-type="string">
            <text:p>172.13.1.192</text:p>
          </table:table-cell>
          <table:table-cell office:value-type="float" office:value="3">
            <text:p>3</text:p>
          </table:table-cell>
          <table:table-cell table:formula="of:=255-[.D20]" office:value-type="float" office:value="252">
            <text:p>252</text:p>
          </table:table-cell>
          <table:table-cell table:formula="of:=CONCATENATE(&quot;ip route &quot;;[.C20];&quot; 255.255.255.0 &quot;;[.B20])" office:value-type="string" office:string-value="ip route 172.13.1.192 255.255.255.0 ">
            <text:p>ip route 172.13.1.192 255.255.255.0 </text:p>
          </table:table-cell>
        </table:table-row>
        <table:table-row table:style-name="ro2">
          <table:table-cell/>
          <table:table-cell/>
          <table:table-cell office:value-type="string">
            <text:p>172.13.1.196</text:p>
          </table:table-cell>
          <table:table-cell office:value-type="float" office:value="3">
            <text:p>3</text:p>
          </table:table-cell>
          <table:table-cell table:formula="of:=255-[.D21]" office:value-type="float" office:value="252">
            <text:p>252</text:p>
          </table:table-cell>
          <table:table-cell table:formula="of:=CONCATENATE(&quot;ip route &quot;;[.C21];&quot; 255.255.255.0 &quot;;[.B21])" office:value-type="string" office:string-value="ip route 172.13.1.196 255.255.255.0 ">
            <text:p>ip route 172.13.1.196 255.255.255.0 </text:p>
          </table:table-cell>
        </table:table-row>
        <table:table-row table:style-name="ro2">
          <table:table-cell/>
          <table:table-cell/>
          <table:table-cell office:value-type="string">
            <text:p>172.13.1.200</text:p>
          </table:table-cell>
          <table:table-cell office:value-type="float" office:value="3">
            <text:p>3</text:p>
          </table:table-cell>
          <table:table-cell table:formula="of:=255-[.D22]" office:value-type="float" office:value="252">
            <text:p>252</text:p>
          </table:table-cell>
          <table:table-cell table:formula="of:=CONCATENATE(&quot;ip route &quot;;[.C22];&quot; 255.255.255.0 &quot;;[.B22])" office:value-type="string" office:string-value="ip route 172.13.1.200 255.255.255.0 ">
            <text:p>ip route 172.13.1.200 255.255.255.0 </text:p>
          </table:table-cell>
        </table:table-row>
        <table:table-row table:style-name="ro2">
          <table:table-cell office:value-type="string">
            <text:p>Arriba</text:p>
          </table:table-cell>
          <table:table-cell office:value-type="string">
            <text:p>10.134.13.37</text:p>
          </table:table-cell>
          <table:table-cell office:value-type="string">
            <text:p>192.168.53.0</text:p>
          </table:table-cell>
          <table:table-cell office:value-type="float" office:value="255">
            <text:p>255</text:p>
          </table:table-cell>
          <table:table-cell table:formula="of:=255-[.D23]" office:value-type="float" office:value="0">
            <text:p>0</text:p>
          </table:table-cell>
          <table:table-cell table:formula="of:=CONCATENATE(&quot;ip route &quot;;[.C23];&quot; 255.255.255.0 &quot;;[.B23])" office:value-type="string" office:string-value="ip route 192.168.53.0 255.255.255.0 10.134.13.37">
            <text:p>ip route 192.168.53.0 255.255.255.0 10.134.13.37</text:p>
          </table:table-cell>
        </table:table-row>
      </table:table>
      <table:named-expressions/>
      <table:database-ranges>
        <table:database-range table:name="__Anonymous_Sheet_DB__0" table:target-range-address="Base.C2:Base.F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7.A1:R7.F23" table:display-filter-buttons="true"/>
        <table:database-range table:name="__Anonymous_Sheet_DB__2" table:target-range-address="R9.A1:R9.F23" table:display-filter-buttons="true"/>
        <table:database-range table:name="__Anonymous_Sheet_DB__3" table:target-range-address="R11.A1:R11.F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rebro </meta:initial-creator>
    <meta:creation-date>2013-11-13T14:30:16</meta:creation-date>
    <dc:date>2013-11-13T15:07:39</dc:date>
    <dc:creator>cerebro </dc:creator>
    <meta:editing-duration>PT27M5S</meta:editing-duration>
    <meta:editing-cycles>10</meta:editing-cycles>
    <meta:generator>LibreOffice/3.5$Linux_X86_64 LibreOffice_project/350m1$Build-2</meta:generator>
    <meta:document-statistic meta:table-count="4" meta:cell-count="492" meta:object-count="0"/>
  </office:meta>
</office:document-meta>
</file>